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Constantia" fo:language="en" fo:country="US"/>
    </style:style>
    <style:style style:name="P2" style:parent-style-name="Heading1" style:family="paragraph">
      <style:text-properties style:font-name="Constantia" fo:language="en" fo:country="US"/>
    </style:style>
    <style:style style:name="P3" style:parent-style-name="Heading2" style:family="paragraph">
      <style:text-properties style:font-name="Constantia" fo:language="en" fo:country="US"/>
    </style:style>
    <style:style style:name="P4" style:parent-style-name="Textbody" style:family="paragraph"/>
    <style:style style:name="T5" style:parent-style-name="DefaultParagraphFont" style:family="text">
      <style:text-properties style:font-name="Constantia" fo:language="en" fo:country="US"/>
    </style:style>
    <style:style style:name="T6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7" style:parent-style-name="DefaultParagraphFont" style:family="text">
      <style:text-properties style:font-name="Constantia" fo:language="en" fo:country="US"/>
    </style:style>
    <style:style style:name="T8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9" style:parent-style-name="DefaultParagraphFont" style:family="text">
      <style:text-properties style:font-name="Constantia" fo:language="en" fo:country="US"/>
    </style:style>
    <style:style style:name="P10" style:parent-style-name="Textbody" style:family="paragraph"/>
    <style:style style:name="T11" style:parent-style-name="DefaultParagraphFont" style:family="text">
      <style:text-properties style:font-name="Constantia" fo:language="en" fo:country="US"/>
    </style:style>
    <style:style style:name="T12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13" style:parent-style-name="DefaultParagraphFont" style:family="text">
      <style:text-properties style:font-name="Constantia" fo:language="en" fo:country="US"/>
    </style:style>
    <style:style style:name="T14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15" style:parent-style-name="DefaultParagraphFont" style:family="text">
      <style:text-properties style:font-name="Constantia" fo:language="en" fo:country="US"/>
    </style:style>
    <style:style style:name="P16" style:parent-style-name="Textbody" style:family="paragraph"/>
    <style:style style:name="T17" style:parent-style-name="DefaultParagraphFont" style:family="text">
      <style:text-properties style:font-name="Constantia" fo:language="en" fo:country="US"/>
    </style:style>
    <style:style style:name="T18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19" style:parent-style-name="DefaultParagraphFont" style:family="text">
      <style:text-properties style:font-name="Constantia" fo:language="en" fo:country="US"/>
    </style:style>
    <style:style style:name="P20" style:parent-style-name="Heading2" style:family="paragraph">
      <style:text-properties style:font-name="Constantia" fo:language="en" fo:country="US"/>
    </style:style>
    <style:style style:name="P21" style:parent-style-name="Textbody" style:family="paragraph"/>
    <style:style style:name="T22" style:parent-style-name="DefaultParagraphFont" style:family="text">
      <style:text-properties style:font-name="Constantia" fo:language="en" fo:country="US"/>
    </style:style>
    <style:style style:name="T23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24" style:parent-style-name="DefaultParagraphFont" style:family="text">
      <style:text-properties style:font-name="Constantia" fo:language="en" fo:country="US"/>
    </style:style>
    <style:style style:name="P25" style:parent-style-name="Textbody" style:family="paragraph"/>
    <style:style style:name="T26" style:parent-style-name="DefaultParagraphFont" style:family="text">
      <style:text-properties style:font-name="Constantia" fo:language="en" fo:country="US"/>
    </style:style>
    <style:style style:name="T27" style:parent-style-name="DefaultParagraphFont" style:family="text">
      <style:text-properties style:font-name="Constantia" fo:language="en" fo:country="US"/>
    </style:style>
    <style:style style:name="T28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29" style:parent-style-name="DefaultParagraphFont" style:family="text">
      <style:text-properties style:font-name="Constantia" fo:language="en" fo:country="US"/>
    </style:style>
    <style:style style:name="P30" style:parent-style-name="Textbody" style:family="paragraph"/>
    <style:style style:name="T31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32" style:parent-style-name="DefaultParagraphFont" style:family="text">
      <style:text-properties style:font-name="Constantia" fo:language="en" fo:country="US"/>
    </style:style>
    <style:style style:name="T33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34" style:parent-style-name="DefaultParagraphFont" style:family="text">
      <style:text-properties style:font-name="Constantia" fo:language="en" fo:country="US"/>
    </style:style>
    <style:style style:name="T35" style:parent-style-name="DefaultParagraphFont" style:family="text">
      <style:text-properties style:font-name="Constantia" fo:font-weight="bold" style:font-weight-asian="bold" style:font-weight-complex="bold" fo:language="en" fo:country="US"/>
    </style:style>
    <style:style style:name="T36" style:parent-style-name="DefaultParagraphFont" style:family="text">
      <style:text-properties style:font-name="Constantia" fo:language="en" fo:country="US"/>
    </style:style>
    <style:style style:name="P37" style:parent-style-name="Textbody" style:family="paragraph">
      <style:text-properties style:font-name="Constantia" fo:language="en" fo:country="US"/>
    </style:style>
    <style:style style:name="P38" style:parent-style-name="Textbody" style:family="paragraph">
      <style:text-properties style:font-name="Constantia" fo:font-weight="bold" style:font-weight-asian="bold" style:font-weight-complex="bold" fo:language="en" fo:country="US"/>
    </style:style>
    <style:style style:name="P39" style:parent-style-name="Textbody" style:family="paragraph">
      <style:paragraph-properties fo:background-color="#EEEEEE"/>
    </style:style>
    <style:style style:name="T40" style:parent-style-name="DefaultParagraphFont" style:family="text">
      <style:text-properties style:font-name="Constantia" fo:color="#579835" fo:font-size="10pt" style:font-size-asian="10pt" style:font-size-complex="10pt" fo:language="en" fo:country="US"/>
    </style:style>
    <style:style style:name="P41" style:parent-style-name="Textbody" style:family="paragraph">
      <style:paragraph-properties fo:background-color="#EEEEEE"/>
    </style:style>
    <style:style style:name="T42" style:parent-style-name="DefaultParagraphFont" style:family="text">
      <style:text-properties style:font-name="Constantia" fo:color="#0066B3" fo:font-size="10pt" style:font-size-asian="10pt" style:font-size-complex="10pt" fo:language="en" fo:country="US"/>
    </style:style>
    <style:style style:name="T43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P44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5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6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47" style:parent-style-name="Textbody" style:family="paragraph">
      <style:paragraph-properties fo:background-color="#EEEEEE"/>
      <style:text-properties style:font-name="Constantia" fo:color="#579835" fo:font-size="10pt" style:font-size-asian="10pt" style:font-size-complex="10pt" fo:language="en" fo:country="US"/>
    </style:style>
    <style:style style:name="P48" style:parent-style-name="Textbody" style:family="paragraph">
      <style:paragraph-properties fo:background-color="#EEEEEE"/>
    </style:style>
    <style:style style:name="T49" style:parent-style-name="DefaultParagraphFont" style:family="text">
      <style:text-properties style:font-name="Constantia" fo:color="#0066B3" fo:font-size="10pt" style:font-size-asian="10pt" style:font-size-complex="10pt" fo:language="en" fo:country="US"/>
    </style:style>
    <style:style style:name="T50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P51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52" style:parent-style-name="Textbody" style:family="paragraph">
      <style:paragraph-properties fo:background-color="#EEEEEE"/>
    </style:style>
    <style:style style:name="T53" style:parent-style-name="DefaultParagraphFont" style:family="text">
      <style:text-properties style:font-name="Constantia" fo:color="#579835" fo:font-size="10pt" style:font-size-asian="10pt" style:font-size-complex="10pt" fo:language="en" fo:country="US"/>
    </style:style>
    <style:style style:name="P54" style:parent-style-name="Textbody" style:family="paragraph">
      <style:paragraph-properties fo:background-color="#EEEEEE"/>
    </style:style>
    <style:style style:name="T55" style:parent-style-name="DefaultParagraphFont" style:family="text">
      <style:text-properties style:font-name="Constantia" fo:color="#0066B3" fo:font-size="10pt" style:font-size-asian="10pt" style:font-size-complex="10pt" fo:language="en" fo:country="US"/>
    </style:style>
    <style:style style:name="T56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P57" style:parent-style-name="Textbody" style:family="paragraph">
      <style:paragraph-properties fo:background-color="#EEEEEE"/>
    </style:style>
    <style:style style:name="T58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T59" style:parent-style-name="DefaultParagraphFont" style:family="text">
      <style:text-properties style:font-name="Constantia" fo:color="#0066B3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P61" style:parent-style-name="Textbody" style:family="paragraph">
      <style:paragraph-properties fo:background-color="#EEEEEE"/>
    </style:style>
    <style:style style:name="T62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T63" style:parent-style-name="DefaultParagraphFont" style:family="text">
      <style:text-properties style:font-name="Constantia" fo:color="#0066B3" fo:font-size="10pt" style:font-size-asian="10pt" style:font-size-complex="10pt" fo:language="en" fo:country="US"/>
    </style:style>
    <style:style style:name="T64" style:parent-style-name="DefaultParagraphFont" style:family="text">
      <style:text-properties style:font-name="Constantia" fo:font-size="10pt" style:font-size-asian="10pt" style:font-size-complex="10pt" fo:language="en" fo:country="US"/>
    </style:style>
    <style:style style:name="P65" style:parent-style-name="Textbody" style:family="paragraph">
      <style:paragraph-properties fo:background-color="#EEEEEE"/>
      <style:text-properties style:font-name="Constantia" fo:font-size="10pt" style:font-size-asian="10pt" style:font-size-complex="10pt" fo:language="en" fo:country="US"/>
    </style:style>
    <style:style style:name="P66" style:parent-style-name="Heading1" style:family="paragraph">
      <style:text-properties style:font-name="Constantia" fo:language="en" fo:country="US"/>
    </style:style>
    <style:style style:name="P67" style:parent-style-name="Heading2" style:family="paragraph">
      <style:text-properties style:font-name="Constantia"/>
    </style:style>
    <style:style style:name="P68" style:parent-style-name="Textbody" style:family="paragraph"/>
    <style:style style:name="T69" style:parent-style-name="DefaultParagraphFont" style:family="text">
      <style:text-properties style:font-name="Constantia"/>
    </style:style>
    <style:style style:name="T70" style:parent-style-name="DefaultParagraphFont" style:family="text">
      <style:text-properties style:font-name="Constantia" fo:font-weight="bold" style:font-weight-asian="bold" style:font-weight-complex="bold"/>
    </style:style>
    <style:style style:name="T71" style:parent-style-name="DefaultParagraphFont" style:family="text">
      <style:text-properties style:font-name="Constantia"/>
    </style:style>
    <style:style style:name="T72" style:parent-style-name="DefaultParagraphFont" style:family="text">
      <style:text-properties style:font-name="Constantia" fo:font-weight="bold" style:font-weight-asian="bold" style:font-weight-complex="bold"/>
    </style:style>
    <style:style style:name="T73" style:parent-style-name="DefaultParagraphFont" style:family="text">
      <style:text-properties style:font-name="Constantia"/>
    </style:style>
    <style:style style:name="T74" style:parent-style-name="DefaultParagraphFont" style:family="text">
      <style:text-properties style:font-name="Constantia" fo:font-weight="bold" style:font-weight-asian="bold" style:font-weight-complex="bold"/>
    </style:style>
    <style:style style:name="T75" style:parent-style-name="DefaultParagraphFont" style:family="text">
      <style:text-properties style:font-name="Constantia"/>
    </style:style>
    <style:style style:name="T76" style:parent-style-name="DefaultParagraphFont" style:family="text">
      <style:text-properties style:font-name="Constantia" fo:font-weight="bold" style:font-weight-asian="bold" style:font-weight-complex="bold"/>
    </style:style>
    <style:style style:name="T77" style:parent-style-name="DefaultParagraphFont" style:family="text">
      <style:text-properties style:font-name="Constantia"/>
    </style:style>
    <style:style style:name="P78" style:parent-style-name="Textbody" style:family="paragraph"/>
    <style:style style:name="T79" style:parent-style-name="DefaultParagraphFont" style:family="text">
      <style:text-properties style:font-name="Constantia"/>
    </style:style>
    <style:style style:name="T80" style:parent-style-name="DefaultParagraphFont" style:family="text">
      <style:text-properties style:font-name="Constantia" fo:font-weight="bold" style:font-weight-asian="bold" style:font-weight-complex="bold"/>
    </style:style>
    <style:style style:name="T81" style:parent-style-name="DefaultParagraphFont" style:family="text">
      <style:text-properties style:font-name="Constantia"/>
    </style:style>
    <style:style style:name="T82" style:parent-style-name="DefaultParagraphFont" style:family="text">
      <style:text-properties style:font-name="Constantia" fo:font-weight="bold" style:font-weight-asian="bold" style:font-weight-complex="bold"/>
    </style:style>
    <style:style style:name="T83" style:parent-style-name="DefaultParagraphFont" style:family="text">
      <style:text-properties style:font-name="Constantia"/>
    </style:style>
    <style:style style:name="T84" style:parent-style-name="DefaultParagraphFont" style:family="text">
      <style:text-properties style:font-name="Constantia" fo:font-weight="bold" style:font-weight-asian="bold" style:font-weight-complex="bold"/>
    </style:style>
    <style:style style:name="T85" style:parent-style-name="DefaultParagraphFont" style:family="text">
      <style:text-properties style:font-name="Constantia"/>
    </style:style>
    <style:style style:name="T86" style:parent-style-name="DefaultParagraphFont" style:family="text">
      <style:text-properties style:font-name="Constantia"/>
    </style:style>
    <style:style style:name="P87" style:parent-style-name="Heading2" style:family="paragraph">
      <style:text-properties style:font-name="Constantia"/>
    </style:style>
    <style:style style:name="P88" style:parent-style-name="Textbody" style:family="paragraph">
      <style:text-properties style:font-name="Constantia"/>
    </style:style>
    <style:style style:name="P89" style:parent-style-name="Textbody" style:family="paragraph">
      <style:text-properties style:font-name="Constantia"/>
    </style:style>
    <style:style style:name="P90" style:parent-style-name="Textbody" style:family="paragraph">
      <style:text-properties style:font-name="Constantia" fo:font-weight="bold" style:font-weight-asian="bold" style:font-weight-complex="bold"/>
    </style:style>
    <style:style style:name="P91" style:parent-style-name="PreformattedText" style:family="paragraph">
      <style:text-properties style:font-name="Constantia" fo:color="#579835"/>
    </style:style>
    <style:style style:name="P92" style:parent-style-name="PreformattedText" style:family="paragraph">
      <style:text-properties style:font-name="Constantia" fo:color="#579835"/>
    </style:style>
    <style:style style:name="T93" style:parent-style-name="DefaultParagraphFont" style:family="text">
      <style:text-properties style:font-name="Constantia" fo:color="#0066B3"/>
    </style:style>
    <style:style style:name="T94" style:parent-style-name="DefaultParagraphFont" style:family="text">
      <style:text-properties style:font-name="Constantia"/>
    </style:style>
    <style:style style:name="P95" style:parent-style-name="PreformattedText" style:family="paragraph">
      <style:text-properties style:font-name="Constantia"/>
    </style:style>
    <style:style style:name="P96" style:parent-style-name="PreformattedText" style:family="paragraph">
      <style:text-properties style:font-name="Constantia"/>
    </style:style>
    <style:style style:name="P97" style:parent-style-name="PreformattedText" style:family="paragraph">
      <style:text-properties style:font-name="Constantia"/>
    </style:style>
    <style:style style:name="P98" style:parent-style-name="PreformattedText" style:family="paragraph">
      <style:text-properties style:font-name="Constantia" fo:color="#579835"/>
    </style:style>
    <style:style style:name="T99" style:parent-style-name="DefaultParagraphFont" style:family="text">
      <style:text-properties style:font-name="Constantia" fo:color="#0066B3"/>
    </style:style>
    <style:style style:name="T100" style:parent-style-name="DefaultParagraphFont" style:family="text">
      <style:text-properties style:font-name="Constantia"/>
    </style:style>
    <style:style style:name="P101" style:parent-style-name="PreformattedText" style:family="paragraph">
      <style:text-properties style:font-name="Constantia"/>
    </style:style>
    <style:style style:name="P102" style:parent-style-name="PreformattedText" style:family="paragraph">
      <style:text-properties style:font-name="Constantia" fo:color="#579835"/>
    </style:style>
    <style:style style:name="T103" style:parent-style-name="DefaultParagraphFont" style:family="text">
      <style:text-properties style:font-name="Constantia" fo:color="#0066B3"/>
    </style:style>
    <style:style style:name="T104" style:parent-style-name="DefaultParagraphFont" style:family="text">
      <style:text-properties style:font-name="Constantia"/>
    </style:style>
    <style:style style:name="T105" style:parent-style-name="DefaultParagraphFont" style:family="text">
      <style:text-properties style:font-name="Constantia" fo:color="#0066B3"/>
    </style:style>
    <style:style style:name="T106" style:parent-style-name="DefaultParagraphFont" style:family="text">
      <style:text-properties style:font-name="Constantia"/>
    </style:style>
    <style:style style:name="P107" style:parent-style-name="PreformattedText" style:family="paragraph">
      <style:text-properties style:font-name="Constantia"/>
    </style:style>
    <style:style style:name="P108" style:parent-style-name="PreformattedText" style:family="paragraph">
      <style:text-properties style:font-name="Constantia" fo:color="#579835"/>
    </style:style>
    <style:style style:name="T109" style:parent-style-name="DefaultParagraphFont" style:family="text">
      <style:text-properties style:font-name="Constantia" fo:color="#0066B3"/>
    </style:style>
    <style:style style:name="T110" style:parent-style-name="DefaultParagraphFont" style:family="text">
      <style:text-properties style:font-name="Constantia"/>
    </style:style>
    <style:style style:name="P111" style:parent-style-name="PreformattedText" style:family="paragraph">
      <style:text-properties style:font-name="Constantia"/>
    </style:style>
    <style:style style:name="T112" style:parent-style-name="DefaultParagraphFont" style:family="text">
      <style:text-properties style:font-name="Constantia"/>
    </style:style>
    <style:style style:name="T113" style:parent-style-name="DefaultParagraphFont" style:family="text">
      <style:text-properties style:font-name="Constantia" fo:color="#0066B3"/>
    </style:style>
    <style:style style:name="T114" style:parent-style-name="DefaultParagraphFont" style:family="text">
      <style:text-properties style:font-name="Constantia"/>
    </style:style>
    <style:style style:name="T115" style:parent-style-name="DefaultParagraphFont" style:family="text">
      <style:text-properties style:font-name="Constantia" fo:color="#0066B3"/>
    </style:style>
    <style:style style:name="T116" style:parent-style-name="DefaultParagraphFont" style:family="text">
      <style:text-properties style:font-name="Constantia"/>
    </style:style>
    <style:style style:name="P117" style:parent-style-name="PreformattedText" style:family="paragraph">
      <style:text-properties style:font-name="Constantia"/>
    </style:style>
    <style:style style:name="P118" style:parent-style-name="PreformattedText" style:family="paragraph">
      <style:text-properties style:font-name="Constantia"/>
    </style:style>
    <style:style style:name="P119" style:parent-style-name="Textbody" style:family="paragraph">
      <style:text-properties style:font-name="Constantia"/>
    </style:style>
    <style:style style:name="P120" style:parent-style-name="Heading2" style:family="paragraph">
      <style:text-properties style:font-name="Constantia"/>
    </style:style>
    <style:style style:name="P121" style:parent-style-name="Textbody" style:family="paragraph">
      <style:text-properties style:font-name="Constantia"/>
    </style:style>
    <style:style style:name="P122" style:parent-style-name="Textbody" style:family="paragraph">
      <style:text-properties style:font-name="Constantia" fo:font-weight="bold" style:font-weight-asian="bold" style:font-weight-complex="bold"/>
    </style:style>
    <style:style style:name="P123" style:parent-style-name="PreformattedText" style:family="paragraph">
      <style:text-properties style:font-name="Constantia" fo:color="#579835"/>
    </style:style>
    <style:style style:name="T124" style:parent-style-name="DefaultParagraphFont" style:family="text">
      <style:text-properties style:font-name="Constantia" fo:color="#0066B3"/>
    </style:style>
    <style:style style:name="T125" style:parent-style-name="DefaultParagraphFont" style:family="text">
      <style:text-properties style:font-name="Constantia"/>
    </style:style>
    <style:style style:name="P126" style:parent-style-name="PreformattedText" style:family="paragraph">
      <style:text-properties style:font-name="Constantia"/>
    </style:style>
    <style:style style:name="P127" style:parent-style-name="PreformattedText" style:family="paragraph">
      <style:text-properties style:font-name="Constantia" fo:color="#579835"/>
    </style:style>
    <style:style style:name="T128" style:parent-style-name="DefaultParagraphFont" style:family="text">
      <style:text-properties style:font-name="Constantia" fo:color="#0066B3"/>
    </style:style>
    <style:style style:name="T129" style:parent-style-name="DefaultParagraphFont" style:family="text">
      <style:text-properties style:font-name="Constantia"/>
    </style:style>
    <style:style style:name="P130" style:parent-style-name="PreformattedText" style:family="paragraph">
      <style:text-properties style:font-name="Constantia"/>
    </style:style>
    <style:style style:name="P131" style:parent-style-name="PreformattedText" style:family="paragraph">
      <style:text-properties style:font-name="Constantia"/>
    </style:style>
    <style:style style:name="P132" style:parent-style-name="PreformattedText" style:family="paragraph">
      <style:text-properties style:font-name="Constantia"/>
    </style:style>
    <style:style style:name="P133" style:parent-style-name="PreformattedText" style:family="paragraph">
      <style:text-properties style:font-name="Constantia"/>
    </style:style>
    <style:style style:name="P134" style:parent-style-name="PreformattedText" style:family="paragraph">
      <style:text-properties style:font-name="Constantia"/>
    </style:style>
    <style:style style:name="P135" style:parent-style-name="PreformattedText" style:family="paragraph">
      <style:text-properties style:font-name="Constantia"/>
    </style:style>
    <style:style style:name="P136" style:parent-style-name="PreformattedText" style:family="paragraph">
      <style:text-properties style:font-name="Constantia"/>
    </style:style>
    <style:style style:name="P137" style:parent-style-name="PreformattedText" style:family="paragraph">
      <style:text-properties style:font-name="Constantia"/>
    </style:style>
    <style:style style:name="P138" style:parent-style-name="PreformattedText" style:family="paragraph">
      <style:text-properties style:font-name="Constantia"/>
    </style:style>
    <style:style style:name="P139" style:parent-style-name="PreformattedText" style:family="paragraph">
      <style:text-properties style:font-name="Constantia"/>
    </style:style>
    <style:style style:name="P140" style:parent-style-name="PreformattedText" style:family="paragraph">
      <style:text-properties style:font-name="Constantia"/>
    </style:style>
    <style:style style:name="P141" style:parent-style-name="Textbody" style:family="paragraph">
      <style:text-properties style:font-name="Constantia"/>
    </style:style>
    <style:style style:name="P142" style:parent-style-name="Heading2" style:family="paragraph">
      <style:text-properties style:font-name="Constantia"/>
    </style:style>
    <style:style style:name="P143" style:parent-style-name="Textbody" style:family="paragraph">
      <style:text-properties style:font-name="Constantia"/>
    </style:style>
    <style:style style:name="P144" style:parent-style-name="Textbody" style:family="paragraph">
      <style:text-properties style:font-name="Constantia" fo:font-weight="bold" style:font-weight-asian="bold" style:font-weight-complex="bold"/>
    </style:style>
    <style:style style:name="P145" style:parent-style-name="PreformattedText" style:family="paragraph">
      <style:text-properties style:font-name="Constantia" fo:color="#579835"/>
    </style:style>
    <style:style style:name="P146" style:parent-style-name="PreformattedText" style:family="paragraph">
      <style:text-properties style:font-name="Constantia"/>
    </style:style>
    <style:style style:name="P147" style:parent-style-name="PreformattedText" style:family="paragraph">
      <style:text-properties style:font-name="Constantia"/>
    </style:style>
    <style:style style:name="P148" style:parent-style-name="PreformattedText" style:family="paragraph">
      <style:text-properties style:font-name="Constantia" fo:color="#579835"/>
    </style:style>
    <style:style style:name="T149" style:parent-style-name="DefaultParagraphFont" style:family="text">
      <style:text-properties style:font-name="Constantia" fo:color="#0066B3"/>
    </style:style>
    <style:style style:name="T150" style:parent-style-name="DefaultParagraphFont" style:family="text">
      <style:text-properties style:font-name="Constantia"/>
    </style:style>
    <style:style style:name="P151" style:parent-style-name="PreformattedText" style:family="paragraph">
      <style:text-properties style:font-name="Constantia"/>
    </style:style>
    <style:style style:name="P152" style:parent-style-name="PreformattedText" style:family="paragraph">
      <style:text-properties style:font-name="Constantia" fo:color="#579835"/>
    </style:style>
    <style:style style:name="T153" style:parent-style-name="DefaultParagraphFont" style:family="text">
      <style:text-properties style:font-name="Constantia" fo:color="#0066B3"/>
    </style:style>
    <style:style style:name="T154" style:parent-style-name="DefaultParagraphFont" style:family="text">
      <style:text-properties style:font-name="Constantia"/>
    </style:style>
    <style:style style:name="P155" style:parent-style-name="PreformattedText" style:family="paragraph">
      <style:text-properties style:font-name="Constantia"/>
    </style:style>
    <style:style style:name="P156" style:parent-style-name="PreformattedText" style:family="paragraph">
      <style:text-properties style:font-name="Constantia" fo:color="#579835"/>
    </style:style>
    <style:style style:name="P157" style:parent-style-name="PreformattedText" style:family="paragraph">
      <style:text-properties style:font-name="Constantia"/>
    </style:style>
    <style:style style:name="P158" style:parent-style-name="PreformattedText" style:family="paragraph">
      <style:text-properties style:font-name="Constantia"/>
    </style:style>
    <style:style style:name="P159" style:parent-style-name="PreformattedText" style:family="paragraph">
      <style:text-properties style:font-name="Constantia" fo:color="#579835"/>
    </style:style>
    <style:style style:name="T160" style:parent-style-name="DefaultParagraphFont" style:family="text">
      <style:text-properties style:font-name="Constantia" fo:color="#0066B3"/>
    </style:style>
    <style:style style:name="T161" style:parent-style-name="DefaultParagraphFont" style:family="text">
      <style:text-properties style:font-name="Constantia"/>
    </style:style>
    <style:style style:name="P162" style:parent-style-name="PreformattedText" style:family="paragraph">
      <style:text-properties style:font-name="Constantia"/>
    </style:style>
    <style:style style:name="P163" style:parent-style-name="PreformattedText" style:family="paragraph">
      <style:text-properties style:font-name="Constantia" fo:color="#579835"/>
    </style:style>
    <style:style style:name="T164" style:parent-style-name="DefaultParagraphFont" style:family="text">
      <style:text-properties style:font-name="Constantia" fo:color="#0066B3"/>
    </style:style>
    <style:style style:name="T165" style:parent-style-name="DefaultParagraphFont" style:family="text">
      <style:text-properties style:font-name="Constantia"/>
    </style:style>
    <style:style style:name="T166" style:parent-style-name="DefaultParagraphFont" style:family="text">
      <style:text-properties style:font-name="Constantia"/>
    </style:style>
    <style:style style:name="P167" style:parent-style-name="Heading1" style:family="paragraph">
      <style:text-properties style:font-name="Constantia"/>
    </style:style>
    <style:style style:name="P168" style:parent-style-name="Heading2" style:family="paragraph">
      <style:text-properties style:font-name="Constantia"/>
    </style:style>
    <style:style style:name="P169" style:parent-style-name="Textbody" style:family="paragraph">
      <style:text-properties style:font-name="Constantia"/>
    </style:style>
    <style:style style:name="P170" style:parent-style-name="Textbody" style:family="paragraph">
      <style:text-properties style:font-name="Constantia" fo:font-weight="bold" style:font-weight-asian="bold" style:font-weight-complex="bold"/>
    </style:style>
    <style:style style:name="T171" style:parent-style-name="SourceText" style:family="text">
      <style:text-properties style:font-name="Constantia" fo:color="#579835"/>
    </style:style>
    <style:style style:name="T172" style:parent-style-name="SourceText" style:family="text">
      <style:text-properties style:font-name="Constantia" fo:color="#579835"/>
    </style:style>
    <style:style style:name="T173" style:parent-style-name="SourceText" style:family="text">
      <style:text-properties style:font-name="Constantia" fo:color="#579835"/>
    </style:style>
    <style:style style:name="T174" style:parent-style-name="SourceText" style:family="text">
      <style:text-properties style:font-name="Constantia" fo:color="#0066B3"/>
    </style:style>
    <style:style style:name="T175" style:parent-style-name="SourceText" style:family="text">
      <style:text-properties style:font-name="Constantia"/>
    </style:style>
    <style:style style:name="T176" style:parent-style-name="SourceText" style:family="text">
      <style:text-properties style:font-name="Constantia" fo:color="#ED1C24"/>
    </style:style>
    <style:style style:name="T177" style:parent-style-name="SourceText" style:family="text">
      <style:text-properties style:font-name="Constantia" fo:color="#EF413D"/>
    </style:style>
    <style:style style:name="T178" style:parent-style-name="SourceText" style:family="text">
      <style:text-properties style:font-name="Constantia"/>
    </style:style>
    <style:style style:name="T179" style:parent-style-name="SourceText" style:family="text">
      <style:text-properties style:font-name="Constantia" fo:color="#0066B3"/>
    </style:style>
    <style:style style:name="T180" style:parent-style-name="SourceText" style:family="text">
      <style:text-properties style:font-name="Constantia"/>
    </style:style>
    <style:style style:name="T181" style:parent-style-name="SourceText" style:family="text">
      <style:text-properties style:font-name="Constantia" fo:color="#0066B3"/>
    </style:style>
    <style:style style:name="T182" style:parent-style-name="SourceText" style:family="text">
      <style:text-properties style:font-name="Constantia"/>
    </style:style>
    <style:style style:name="P183" style:parent-style-name="PreformattedText" style:family="paragraph">
      <style:text-properties style:font-name="Constantia"/>
    </style:style>
    <style:style style:name="T184" style:parent-style-name="SourceText" style:family="text">
      <style:text-properties style:font-name="Constantia" fo:color="#579835"/>
    </style:style>
    <style:style style:name="P185" style:parent-style-name="PreformattedText" style:family="paragraph">
      <style:paragraph-properties fo:margin-bottom="0.1965in"/>
    </style:style>
    <style:style style:name="T186" style:parent-style-name="SourceText" style:family="text">
      <style:text-properties style:font-name="Constantia" fo:color="#0066B3"/>
    </style:style>
    <style:style style:name="T187" style:parent-style-name="SourceText" style:family="text">
      <style:text-properties style:font-name="Constantia"/>
    </style:style>
    <style:style style:name="T188" style:parent-style-name="SourceText" style:family="text">
      <style:text-properties style:font-name="Constantia" fo:color="#0066B3"/>
    </style:style>
    <style:style style:name="T189" style:parent-style-name="SourceText" style:family="text">
      <style:text-properties style:font-name="Constantia"/>
    </style:style>
    <style:style style:name="T190" style:parent-style-name="SourceText" style:family="text">
      <style:text-properties style:font-name="Constantia"/>
    </style:style>
    <style:style style:name="T191" style:parent-style-name="SourceText" style:family="text">
      <style:text-properties style:font-name="Constantia"/>
    </style:style>
    <style:style style:name="T192" style:parent-style-name="SourceText" style:family="text">
      <style:text-properties style:font-name="Constantia" fo:color="#0066B3"/>
    </style:style>
    <style:style style:name="T193" style:parent-style-name="SourceText" style:family="text">
      <style:text-properties style:font-name="Constantia"/>
    </style:style>
    <style:style style:name="T194" style:parent-style-name="SourceText" style:family="text">
      <style:text-properties style:font-name="Constantia" fo:color="#0066B3"/>
    </style:style>
    <style:style style:name="T195" style:parent-style-name="SourceText" style:family="text">
      <style:text-properties style:font-name="Constantia"/>
    </style:style>
    <style:style style:name="T196" style:parent-style-name="SourceText" style:family="text">
      <style:text-properties style:font-name="Constantia" fo:color="#0066B3"/>
    </style:style>
    <style:style style:name="T197" style:parent-style-name="SourceText" style:family="text">
      <style:text-properties style:font-name="Constantia"/>
    </style:style>
    <style:style style:name="P198" style:parent-style-name="Heading2" style:family="paragraph">
      <style:text-properties style:font-name="Constantia"/>
    </style:style>
    <style:style style:name="T199" style:parent-style-name="DefaultParagraphFont" style:family="text">
      <style:text-properties style:font-name="Constantia"/>
    </style:style>
    <style:style style:name="T200" style:parent-style-name="DefaultParagraphFont" style:family="text">
      <style:text-properties style:font-name="Constantia" fo:font-weight="bold" style:font-weight-asian="bold" style:font-weight-complex="bold"/>
    </style:style>
    <style:style style:name="T201" style:parent-style-name="DefaultParagraphFont" style:family="text">
      <style:text-properties style:font-name="Constantia"/>
    </style:style>
    <style:style style:name="T202" style:parent-style-name="DefaultParagraphFont" style:family="text">
      <style:text-properties style:font-name="Constantia" fo:font-weight="bold" style:font-weight-asian="bold" style:font-weight-complex="bold"/>
    </style:style>
    <style:style style:name="T203" style:parent-style-name="DefaultParagraphFont" style:family="text">
      <style:text-properties style:font-name="Constantia" fo:font-style="italic" style:font-style-asian="italic" style:font-style-complex="italic"/>
    </style:style>
    <style:style style:name="P204" style:parent-style-name="Textbody" style:family="paragraph">
      <style:text-properties style:font-name="Constantia" fo:font-weight="bold" style:font-weight-asian="bold" style:font-weight-complex="bold"/>
    </style:style>
    <style:style style:name="P205" style:parent-style-name="PreformattedText" style:family="paragraph">
      <style:text-properties style:font-name="Constantia" fo:color="#579835"/>
    </style:style>
    <style:style style:name="P206" style:parent-style-name="PreformattedText" style:family="paragraph">
      <style:text-properties style:font-name="Constantia"/>
    </style:style>
    <style:style style:name="T207" style:parent-style-name="DefaultParagraphFont" style:family="text">
      <style:text-properties style:font-name="Constantia" fo:color="#0066B3"/>
    </style:style>
    <style:style style:name="T208" style:parent-style-name="DefaultParagraphFont" style:family="text">
      <style:text-properties style:font-name="Constantia"/>
    </style:style>
    <style:style style:name="T209" style:parent-style-name="DefaultParagraphFont" style:family="text">
      <style:text-properties style:font-name="Constantia"/>
    </style:style>
    <style:style style:name="T210" style:parent-style-name="DefaultParagraphFont" style:family="text">
      <style:text-properties style:font-name="Constantia" fo:color="#EF413D"/>
    </style:style>
    <style:style style:name="T211" style:parent-style-name="DefaultParagraphFont" style:family="text">
      <style:text-properties style:font-name="Constantia"/>
    </style:style>
    <style:style style:name="P212" style:parent-style-name="PreformattedText" style:family="paragraph">
      <style:text-properties style:font-name="Constantia"/>
    </style:style>
    <style:style style:name="P213" style:parent-style-name="PreformattedText" style:family="paragraph">
      <style:text-properties style:font-name="Constantia"/>
    </style:style>
    <style:style style:name="P214" style:parent-style-name="PreformattedText" style:family="paragraph">
      <style:text-properties style:font-name="Constantia"/>
    </style:style>
    <style:style style:name="P215" style:parent-style-name="PreformattedText" style:family="paragraph">
      <style:text-properties style:font-name="Constantia"/>
    </style:style>
    <style:style style:name="P216" style:parent-style-name="PreformattedText" style:family="paragraph">
      <style:text-properties style:font-name="Constantia"/>
    </style:style>
    <style:style style:name="P217" style:parent-style-name="Heading2" style:family="paragraph">
      <style:text-properties style:font-name="Constantia"/>
    </style:style>
    <style:style style:name="P218" style:parent-style-name="PreformattedText" style:family="paragraph">
      <style:text-properties style:font-name="Constantia" fo:color="#579835"/>
    </style:style>
    <style:style style:name="T219" style:parent-style-name="DefaultParagraphFont" style:family="text">
      <style:text-properties style:font-name="Constantia" fo:color="#0066B3"/>
    </style:style>
    <style:style style:name="T220" style:parent-style-name="DefaultParagraphFont" style:family="text">
      <style:text-properties style:font-name="Constantia"/>
    </style:style>
    <style:style style:name="T221" style:parent-style-name="DefaultParagraphFont" style:family="text">
      <style:text-properties style:font-name="Constantia"/>
    </style:style>
    <style:style style:name="T222" style:parent-style-name="DefaultParagraphFont" style:family="text">
      <style:text-properties style:font-name="Constantia" fo:color="#EF413D"/>
    </style:style>
    <style:style style:name="T223" style:parent-style-name="DefaultParagraphFont" style:family="text">
      <style:text-properties style:font-name="Constantia"/>
    </style:style>
    <style:style style:name="P224" style:parent-style-name="PreformattedText" style:family="paragraph">
      <style:text-properties style:font-name="Constantia"/>
    </style:style>
    <style:style style:name="P225" style:parent-style-name="PreformattedText" style:family="paragraph">
      <style:text-properties style:font-name="Constantia"/>
    </style:style>
    <style:style style:name="P226" style:parent-style-name="PreformattedText" style:family="paragraph">
      <style:text-properties style:font-name="Constantia" fo:color="#579835"/>
    </style:style>
    <style:style style:name="P227" style:parent-style-name="PreformattedText" style:family="paragraph">
      <style:text-properties style:font-name="Constantia" fo:color="#579835"/>
    </style:style>
    <style:style style:name="P228" style:parent-style-name="PreformattedText" style:family="paragraph">
      <style:text-properties style:font-name="Constantia"/>
    </style:style>
    <style:style style:name="T229" style:parent-style-name="DefaultParagraphFont" style:family="text">
      <style:text-properties style:font-name="Constantia" fo:color="#0066B3"/>
    </style:style>
    <style:style style:name="T230" style:parent-style-name="DefaultParagraphFont" style:family="text">
      <style:text-properties style:font-name="Constantia"/>
    </style:style>
    <style:style style:name="P231" style:parent-style-name="PreformattedText" style:family="paragraph">
      <style:text-properties style:font-name="Constantia"/>
    </style:style>
    <style:style style:name="P232" style:parent-style-name="PreformattedText" style:family="paragraph">
      <style:text-properties style:font-name="Constantia"/>
    </style:style>
    <style:style style:name="P233" style:parent-style-name="PreformattedText" style:family="paragraph">
      <style:text-properties style:font-name="Constantia"/>
    </style:style>
    <style:style style:name="T234" style:parent-style-name="DefaultParagraphFont" style:family="text">
      <style:text-properties style:font-name="Constantia"/>
    </style:style>
    <style:style style:name="T235" style:parent-style-name="DefaultParagraphFont" style:family="text">
      <style:text-properties style:font-name="Constantia" fo:color="#EF413D"/>
    </style:style>
    <style:style style:name="T236" style:parent-style-name="DefaultParagraphFont" style:family="text">
      <style:text-properties style:font-name="Constantia"/>
    </style:style>
    <style:style style:name="P237" style:parent-style-name="Heading1" style:family="paragraph">
      <style:text-properties style:font-name="Constantia"/>
    </style:style>
    <style:style style:name="P238" style:parent-style-name="Textbody" style:family="paragraph">
      <style:text-properties style:font-name="Constantia"/>
    </style:style>
    <style:style style:name="P239" style:parent-style-name="Textbody" style:family="paragraph">
      <style:text-properties style:font-name="Constantia"/>
    </style:style>
    <style:style style:name="P240" style:parent-style-name="Textbody" style:family="paragraph">
      <style:text-properties style:font-name="Constantia"/>
    </style:style>
    <style:style style:name="P241" style:parent-style-name="Heading1" style:family="paragraph">
      <style:text-properties style:font-name="Constantia"/>
    </style:style>
    <style:style style:name="P242" style:parent-style-name="Textbody" style:family="paragraph"/>
    <style:style style:name="T243" style:parent-style-name="DefaultParagraphFont" style:family="text">
      <style:text-properties style:font-name="Constantia"/>
    </style:style>
    <style:style style:name="T244" style:parent-style-name="DefaultParagraphFont" style:family="text">
      <style:text-properties style:font-name="Constantia" fo:font-weight="bold" style:font-weight-asian="bold" style:font-weight-complex="bold"/>
    </style:style>
    <style:style style:name="T245" style:parent-style-name="DefaultParagraphFont" style:family="text">
      <style:text-properties style:font-name="Constantia"/>
    </style:style>
    <style:style style:name="P246" style:parent-style-name="Textbody" style:family="paragraph"/>
    <style:style style:name="T247" style:parent-style-name="DefaultParagraphFont" style:family="text">
      <style:text-properties style:font-name="Constantia"/>
    </style:style>
    <style:style style:name="T248" style:parent-style-name="DefaultParagraphFont" style:family="text">
      <style:text-properties style:font-name="Constantia" fo:font-weight="bold" style:font-weight-asian="bold" style:font-weight-complex="bold"/>
    </style:style>
    <style:style style:name="T249" style:parent-style-name="DefaultParagraphFont" style:family="text">
      <style:text-properties style:font-name="Constantia"/>
    </style:style>
    <style:style style:name="T250" style:parent-style-name="DefaultParagraphFont" style:family="text">
      <style:text-properties style:font-name="Constantia" fo:font-weight="bold" style:font-weight-asian="bold" style:font-weight-complex="bold"/>
    </style:style>
    <style:style style:name="T251" style:parent-style-name="DefaultParagraphFont" style:family="text">
      <style:text-properties style:font-name="Constantia"/>
    </style:style>
    <style:style style:name="P252" style:parent-style-name="Textbody" style:family="paragraph">
      <style:text-properties style:font-name="Constantia"/>
    </style:style>
    <style:style style:name="P253" style:parent-style-name="Textbody" style:family="paragraph">
      <style:text-properties style:font-name="Constantia" fo:font-weight="bold" style:font-weight-asian="bold" style:font-weight-complex="bold"/>
    </style:style>
    <style:style style:name="P254" style:parent-style-name="PreformattedText" style:family="paragraph">
      <style:text-properties style:font-name="Constantia" fo:color="#579835"/>
    </style:style>
    <style:style style:name="T255" style:parent-style-name="DefaultParagraphFont" style:family="text">
      <style:text-properties style:font-name="Constantia" fo:color="#0066B3"/>
    </style:style>
    <style:style style:name="T256" style:parent-style-name="DefaultParagraphFont" style:family="text">
      <style:text-properties style:font-name="Constantia"/>
    </style:style>
    <style:style style:name="T257" style:parent-style-name="DefaultParagraphFont" style:family="text">
      <style:text-properties style:font-name="Constantia"/>
    </style:style>
    <style:style style:name="T258" style:parent-style-name="DefaultParagraphFont" style:family="text">
      <style:text-properties style:font-name="Constantia" fo:color="#579835"/>
    </style:style>
    <style:style style:name="T259" style:parent-style-name="DefaultParagraphFont" style:family="text">
      <style:text-properties style:font-name="Constantia" fo:color="#579835"/>
    </style:style>
    <style:style style:name="P260" style:parent-style-name="PreformattedText" style:family="paragraph">
      <style:text-properties style:font-name="Constantia"/>
    </style:style>
    <style:style style:name="T261" style:parent-style-name="DefaultParagraphFont" style:family="text">
      <style:text-properties style:font-name="Constantia"/>
    </style:style>
    <style:style style:name="T262" style:parent-style-name="DefaultParagraphFont" style:family="text">
      <style:text-properties style:font-name="Constantia" fo:color="#579835"/>
    </style:style>
    <style:style style:name="P263" style:parent-style-name="PreformattedText" style:family="paragraph">
      <style:text-properties style:font-name="Constantia" fo:color="#579835"/>
    </style:style>
    <style:style style:name="T264" style:parent-style-name="DefaultParagraphFont" style:family="text">
      <style:text-properties style:font-name="Constantia"/>
    </style:style>
    <style:style style:name="T265" style:parent-style-name="DefaultParagraphFont" style:family="text">
      <style:text-properties style:font-name="Constantia" fo:color="#0066B3"/>
    </style:style>
    <style:style style:name="T266" style:parent-style-name="DefaultParagraphFont" style:family="text">
      <style:text-properties style:font-name="Constantia"/>
    </style:style>
    <style:style style:name="P267" style:parent-style-name="PreformattedText" style:family="paragraph">
      <style:text-properties style:font-name="Constantia"/>
    </style:style>
    <style:style style:name="P268" style:parent-style-name="PreformattedText" style:family="paragraph">
      <style:text-properties style:font-name="Constantia"/>
    </style:style>
    <style:style style:name="P269" style:parent-style-name="PreformattedText" style:family="paragraph">
      <style:text-properties style:font-name="Constantia" fo:color="#579835"/>
    </style:style>
    <style:style style:name="T270" style:parent-style-name="DefaultParagraphFont" style:family="text">
      <style:text-properties style:font-name="Constantia" fo:color="#0066B3"/>
    </style:style>
    <style:style style:name="T271" style:parent-style-name="DefaultParagraphFont" style:family="text">
      <style:text-properties style:font-name="Constantia"/>
    </style:style>
    <style:style style:name="T272" style:parent-style-name="DefaultParagraphFont" style:family="text">
      <style:text-properties style:font-name="Constantia"/>
    </style:style>
    <style:style style:name="T273" style:parent-style-name="DefaultParagraphFont" style:family="text">
      <style:text-properties style:font-name="Constantia" fo:color="#579835"/>
    </style:style>
    <style:style style:name="P274" style:parent-style-name="PreformattedText" style:family="paragraph">
      <style:text-properties style:font-name="Constantia"/>
    </style:style>
    <style:style style:name="T275" style:parent-style-name="DefaultParagraphFont" style:family="text">
      <style:text-properties style:font-name="Constantia"/>
    </style:style>
    <style:style style:name="T276" style:parent-style-name="DefaultParagraphFont" style:family="text">
      <style:text-properties style:font-name="Constantia" fo:color="#0066B3"/>
    </style:style>
    <style:style style:name="T277" style:parent-style-name="DefaultParagraphFont" style:family="text">
      <style:text-properties style:font-name="Constantia"/>
    </style:style>
    <style:style style:name="T278" style:parent-style-name="DefaultParagraphFont" style:family="text">
      <style:text-properties style:font-name="Constantia" fo:color="#579835"/>
    </style:style>
    <style:style style:name="P279" style:parent-style-name="PreformattedText" style:family="paragraph">
      <style:text-properties style:font-name="Constantia"/>
    </style:style>
    <style:style style:name="P280" style:parent-style-name="Textbody" style:family="paragraph">
      <style:text-properties style:font-name="Constantia"/>
    </style:style>
    <style:style style:name="P281" style:parent-style-name="Textbody" style:family="paragraph">
      <style:text-properties style:font-name="Constantia"/>
    </style:style>
    <style:style style:name="T282" style:parent-style-name="DefaultParagraphFont" style:family="text">
      <style:text-properties style:font-name="Constantia"/>
    </style:style>
    <style:style style:name="T283" style:parent-style-name="DefaultParagraphFont" style:family="text">
      <style:text-properties style:font-name="Constantia" fo:font-weight="bold" style:font-weight-asian="bold" style:font-weight-complex="bold"/>
    </style:style>
    <style:style style:name="T284" style:parent-style-name="DefaultParagraphFont" style:family="text">
      <style:text-properties style:font-name="Constantia" fo:font-weight="bold" style:font-weight-asian="bold" style:font-weight-complex="bold"/>
    </style:style>
  </office:automatic-styles>
  <office:body>
    <office:text text:use-soft-page-breaks="true">
      <text:p text:style-name="P1">Team 2 RAC JavaScript<text:s/>Coding Conventions</text:p>
      <text:h text:style-name="P2" text:outline-level="1">Formatting Style</text:h>
      <text:h text:style-name="P3" text:outline-level="2">Tabs and Indents</text:h>
      <text:list text:style-name="LFO1" text:continue-numbering="true">
        <text:list-item>
          <text:p text:style-name="P4"><text:span text:style-name="T5">Indent using<text:s/></text:span><text:span text:style-name="T6">spaces</text:span><text:span text:style-name="T7">,</text:span><text:span text:style-name="T8"><text:s/></text:span><text:span text:style-name="T9">not tab characters</text:span></text:p>
        </text:list-item>
        <text:list-item>
          <text:p text:style-name="P10"><text:span text:style-name="T11">Indent size, and tab width are<text:s/></text:span><text:span text:style-name="T12">four</text:span><text:span text:style-name="T13"><text:s/>(</text:span><text:span text:style-name="T14">4</text:span><text:span text:style-name="T15">) spaces</text:span></text:p>
        </text:list-item>
        <text:list-item>
          <text:p text:style-name="P16"><text:span text:style-name="T17">Lines should not<text:s/></text:span><text:span text:style-name="T18">exceed</text:span><text:span text:style-name="T19"><text:s/>120 characters</text:span></text:p>
        </text:list-item>
      </text:list>
      <text:h text:style-name="P20" text:outline-level="2">Braces Layout</text:h>
      <text:list text:style-name="LFO2" text:continue-numbering="true">
        <text:list-item>
          <text:p text:style-name="P21"><text:span text:style-name="T22">Always use<text:s/></text:span><text:span text:style-name="T23">K&amp;R Style</text:span><text:span text:style-name="T24"><text:s/>braces layout (see example below)</text:span></text:p>
        </text:list-item>
        <text:list-item>
          <text:p text:style-name="P25"><text:span text:style-name="T26">For emp</text:span><text:span text:style-name="T27">ty statements,<text:s/></text:span><text:span text:style-name="T28">keep braces together on the same line</text:span><text:span text:style-name="T29"><text:s/>(assuming they do not need to wrap)</text:span></text:p>
        </text:list-item>
        <text:list-item>
          <text:p text:style-name="P30"><text:span text:style-name="T31">Always</text:span><text:span text:style-name="T32"><text:s/></text:span><text:span text:style-name="T33">use</text:span><text:span text:style-name="T34"><text:s/></text:span><text:span text:style-name="T35">braces</text:span><text:span text:style-name="T36">, even if the statements does not require you to do so</text:span></text:p>
        </text:list-item>
        <text:list-item>
          <text:p text:style-name="P37">Indent “case” from “switch”</text:p>
        </text:list-item>
      </text:list>
      <text:p text:style-name="P38">Examples:</text:p>
      <text:p text:style-name="P39"><text:span text:style-name="T40">// K&amp;R Style</text:span></text:p>
      <text:p text:style-name="P41"><text:span text:style-name="T42">function</text:span><text:span text:style-name="T43"><text:s/>foo() {</text:span></text:p>
      <text:p text:style-name="P44"><text:s text:c="4"/>bar();</text:p>
      <text:p text:style-name="P45">}</text:p>
      <text:p text:style-name="P46"/>
      <text:p text:style-name="P47">// Empty<text:s/>statements</text:p>
      <text:p text:style-name="P48"><text:span text:style-name="T49">function</text:span><text:span text:style-name="T50"><text:s/>foo() { }</text:span></text:p>
      <text:p text:style-name="P51"/>
      <text:p text:style-name="P52"><text:span text:style-name="T53">// Indent “case” form “switch”</text:span></text:p>
      <text:p text:style-name="P54"><text:span text:style-name="T55">switch</text:span><text:span text:style-name="T56"><text:s/>(expression) {</text:span></text:p>
      <text:p text:style-name="P57"><text:span text:style-name="T58"><text:s text:c="4"/></text:span><text:span text:style-name="T59">case</text:span><text:span text:style-name="T60"><text:s/>0:</text:span></text:p>
      <text:p text:style-name="P61"><text:span text:style-name="T62"><text:s text:c="8"/></text:span><text:span text:style-name="T63">break</text:span><text:span text:style-name="T64">;</text:span></text:p>
      <text:p text:style-name="P65">}</text:p>
      <text:soft-page-break/>
      <text:h text:style-name="P66" text:outline-level="1">Line Breaks</text:h>
      <text:h text:style-name="P67" text:outline-level="2">Blank Lines</text:h>
      <text:list text:style-name="LFO3" text:continue-numbering="true">
        <text:list-item>
          <text:p text:style-name="P68"><text:span text:style-name="T69">There is<text:s/></text:span><text:span text:style-name="T70">no</text:span><text:span text:style-name="T71"><text:s/></text:span><text:span text:style-name="T72">more</text:span><text:span text:style-name="T73"><text:s/>than<text:s/></text:span><text:span text:style-name="T74">one</text:span><text:span text:style-name="T75"><text:s/>(</text:span><text:span text:style-name="T76">1</text:span><text:span text:style-name="T77">) blank line between code, and function declarations</text:span></text:p>
        </text:list-item>
        <text:list-item>
          <text:p text:style-name="P78"><text:span text:style-name="T79">There is a<text:s/></text:span><text:span text:style-name="T80">minimum</text:span><text:span text:style-name="T81"><text:s/>of<text:s/></text:span><text:span text:style-name="T82">one</text:span><text:span text:style-name="T83"><text:s/>(</text:span><text:span text:style-name="T84">1</text:span><text:span text:style-name="T85">) blank line after imports, a</text:span><text:span text:style-name="T86">nd functions</text:span></text:p>
        </text:list-item>
      </text:list>
      <text:h text:style-name="P87" text:outline-level="2">Line Breaks</text:h>
      <text:list text:style-name="LFO4" text:continue-numbering="true">
        <text:list-item>
          <text:p text:style-name="P88">Line breaks occur inside functions/Boolean operations as long as they have a single statement</text:p>
        </text:list-item>
        <text:list-item>
          <text:p text:style-name="P89">“else if” occurs on the same line</text:p>
        </text:list-item>
      </text:list>
      <text:p text:style-name="P90">Examples:</text:p>
      <text:p text:style-name="P91">// Line breaks, as long as a single statements</text:p>
      <text:p text:style-name="P92">// Correct</text:p>
      <text:p text:style-name="PreformattedText"><text:span text:style-name="T93">function</text:span><text:span text:style-name="T94"><text:s/>a(b) {</text:span></text:p>
      <text:p text:style-name="P95"><text:s text:c="4"/>return 1 + b;</text:p>
      <text:p text:style-name="P96">}</text:p>
      <text:p text:style-name="P97"/>
      <text:p text:style-name="P98">// Correct</text:p>
      <text:p text:style-name="PreformattedText"><text:span text:style-name="T99">function</text:span><text:span text:style-name="T100"><text:s/>foo() { }</text:span></text:p>
      <text:p text:style-name="P101"/>
      <text:p text:style-name="P102">// Incorrect</text:p>
      <text:p text:style-name="PreformattedText"><text:span text:style-name="T103">function</text:span><text:span text:style-name="T104"><text:s/>a(b) {<text:s/></text:span><text:span text:style-name="T105">return</text:span><text:span text:style-name="T106"><text:s/>1 + b; }</text:span></text:p>
      <text:p text:style-name="P107"/>
      <text:p text:style-name="P108">// “else if” occurs on the same line</text:p>
      <text:p text:style-name="PreformattedText"><text:span text:style-name="T109">if</text:span><text:span text:style-name="T110"><text:s/>(cond) {</text:span></text:p>
      <text:p text:style-name="P111"><text:s text:c="4"/>foo();</text:p>
      <text:p text:style-name="PreformattedText"><text:span text:style-name="T112">}<text:s/></text:span><text:span text:style-name="T113">else</text:span><text:span text:style-name="T114"><text:s/></text:span><text:span text:style-name="T115">if</text:span><text:span text:style-name="T116"><text:s/>(cond2) {</text:span></text:p>
      <text:p text:style-name="P117"><text:s text:c="4"/>bar();</text:p>
      <text:p text:style-name="P118">}</text:p>
      <text:p text:style-name="P119"/>
      <text:h text:style-name="P120" text:outline-level="2">Wrapping and chopping</text:h>
      <text:list text:style-name="LFO5" text:continue-numbering="true">
        <text:list-item>
          <text:p text:style-name="P121">Chop method chains if they exceed 120 characters</text:p>
        </text:list-item>
      </text:list>
      <text:p text:style-name="P122">Example:</text:p>
      <text:p text:style-name="P123">// Incorrect</text:p>
      <text:p text:style-name="PreformattedText"><text:span text:style-name="T124">let</text:span><text:span text:style-name="T125"><text:s/>x = foo().bar().bar().bar().bar().bar().bar().bar().bar().bar().bar().bar()</text:span></text:p>
      <text:p text:style-name="P126"/>
      <text:p text:style-name="P127">// Correct</text:p>
      <text:p text:style-name="PreformattedText"><text:span text:style-name="T128">let</text:span><text:span text:style-name="T129"><text:s/>x = foo()</text:span></text:p>
      <text:p text:style-name="P130"><text:s text:c="2"/><text:s text:c="2"/>.bar()</text:p>
      <text:p text:style-name="P131"><text:s text:c="4"/>.bar()</text:p>
      <text:p text:style-name="P132"><text:s text:c="4"/>.bar()</text:p>
      <text:p text:style-name="P133"><text:s text:c="4"/>.bar()</text:p>
      <text:p text:style-name="P134"><text:s text:c="4"/>.bar()</text:p>
      <text:p text:style-name="P135"><text:s text:c="4"/>.bar()</text:p>
      <text:soft-page-break/>
      <text:p text:style-name="P136"><text:s text:c="4"/>.bar()</text:p>
      <text:p text:style-name="P137"><text:s text:c="4"/>.bar()</text:p>
      <text:p text:style-name="P138"><text:s text:c="4"/>.bar()</text:p>
      <text:p text:style-name="P139"><text:s text:c="4"/>.bar()</text:p>
      <text:p text:style-name="P140"><text:s text:c="4"/>.bar()</text:p>
      <text:p text:style-name="P141"/>
      <text:h text:style-name="P142" text:outline-level="2">Spaces</text:h>
      <text:list text:style-name="LFO6" text:continue-numbering="true">
        <text:list-item>
          <text:p text:style-name="P143">Spaces should occur after commas, after semicolons in “for” statements, before parentheses in control statements, between all<text:s/>special chars in ternary operators, after colons, and within braces in objects, around mathematical expressions, and around arrow operators (=&gt;)</text:p>
        </text:list-item>
      </text:list>
      <text:p text:style-name="P144">Examples:</text:p>
      <text:p text:style-name="P145">// After comma</text:p>
      <text:p text:style-name="P146">foo(a, b, c);</text:p>
      <text:p text:style-name="P147"/>
      <text:p text:style-name="P148">// After semicolon is for statements</text:p>
      <text:p text:style-name="PreformattedText"><text:span text:style-name="T149">for</text:span><text:span text:style-name="T150"><text:s/>(var i = 1; i &lt; 10; i++) { }</text:span></text:p>
      <text:p text:style-name="P151"/>
      <text:p text:style-name="P152">// Before parentheses in control statements</text:p>
      <text:p text:style-name="PreformattedText"><text:span text:style-name="T153">while</text:span><text:span text:style-name="T154"><text:s/>(condition) { }</text:span></text:p>
      <text:p text:style-name="P155"/>
      <text:p text:style-name="P156">// Around special chars in ternary operators</text:p>
      <text:p text:style-name="P157">a ? b : c</text:p>
      <text:p text:style-name="P158"/>
      <text:p text:style-name="P159">// Object expressions</text:p>
      <text:p text:style-name="PreformattedText"><text:span text:style-name="T160">let</text:span><text:span text:style-name="T161"><text:s/>o = { a: b }</text:span></text:p>
      <text:p text:style-name="P162"/>
      <text:p text:style-name="P163">// Around math operators and arrows</text:p>
      <text:p text:style-name="PreformattedText"><text:span text:style-name="T164">let</text:span><text:span text:style-name="T165"><text:s/>v = (a, b, c) =&gt; a + b</text:span><text:span text:style-name="T166"><text:s/>+ c;</text:span></text:p>
      <text:h text:style-name="P167" text:outline-level="1">Code Style</text:h>
      <text:h text:style-name="P168" text:outline-level="2">Variable Types and Quotes</text:h>
      <text:list text:style-name="LFO7" text:continue-numbering="true">
        <text:list-item>
          <text:p text:style-name="P169">‘let’ should be used in default variable declarations. ‘const’ should be used if the variable is a constant. Use ‘var’ inside all ‘for’ loops. Use singe-quotes for string literals.</text:p>
        </text:list-item>
      </text:list>
      <text:p text:style-name="P170">Examples:</text:p>
      <text:p text:style-name="PreformattedText"><text:span text:style-name="T171">// Use ‘let’ by defaul</text:span><text:span text:style-name="T172">t, unless the variable is a constant</text:span></text:p>
      <text:p text:style-name="PreformattedText"><text:span text:style-name="T173">// Also see the use of the singe-quote for string literals</text:span></text:p>
      <text:p text:style-name="PreformattedText"><text:span text:style-name="T174">const</text:span><text:span text:style-name="T175"><text:s/>var1 =<text:s/></text:span><text:span text:style-name="T176">‘</text:span><text:span text:style-name="T177">This is string can never change.’</text:span><text:span text:style-name="T178">;</text:span></text:p>
      <text:p text:style-name="PreformattedText"><text:span text:style-name="T179">let</text:span><text:span text:style-name="T180"><text:s/>var2 = 27;</text:span></text:p>
      <text:p text:style-name="PreformattedText"><text:span text:style-name="T181">let</text:span><text:span text:style-name="T182"><text:s/>var3 = Convert.ToInt32(Console.ReadLine());</text:span></text:p>
      <text:p text:style-name="P183"/>
      <text:p text:style-name="PreformattedText"><text:span text:style-name="T184">// Use ‘var’ inside all ‘for’ loops</text:span></text:p>
      <text:p text:style-name="P185"><text:span text:style-name="T186">for</text:span><text:span text:style-name="T187"><text:s/>(</text:span><text:span text:style-name="T188">var</text:span><text:span text:style-name="T189"><text:s/>i = 10; i &lt; 100; i++) { }</text:span><text:span text:style-name="T190"><text:line-break/></text:span><text:span text:style-name="T191"><text:line-break/></text:span><text:span text:style-name="T192">for</text:span><text:span text:style-name="T193"><text:s/>(</text:span><text:span text:style-name="T194">var</text:span><text:span text:style-name="T195"><text:s/>element<text:s/></text:span><text:span text:style-name="T196">in</text:span><text:span text:style-name="T197"><text:s/>list) { }</text:span></text:p>
      <text:soft-page-break/>
      <text:h text:style-name="P198" text:outline-level="2">IIFE</text:h>
      <text:p text:style-name="Textbody"><text:span text:style-name="T199">All code that is<text:s/></text:span><text:span text:style-name="T200">not</text:span><text:span text:style-name="T201"><text:s/>contained inside a function should be wrapped inside an<text:s/></text:span><text:span text:style-name="T202">immediately-invoked function expression</text:span><text:span text:style-name="T203">.</text:span></text:p>
      <text:p text:style-name="P204">Example:</text:p>
      <text:p text:style-name="P205">// A declared function, followed by an IIFE</text:p>
      <text:p text:style-name="P206"/>
      <text:p text:style-name="PreformattedText"><text:span text:style-name="T207">function</text:span><text:span text:style-name="T208"><text:s/>foo() {</text:span></text:p>
      <text:p text:style-name="PreformattedText"><text:span text:style-name="T209"><text:s text:c="4"/>return<text:s/></text:span><text:span text:style-name="T210">‘bar’</text:span><text:span text:style-name="T211">;</text:span></text:p>
      <text:p text:style-name="P212">}</text:p>
      <text:p text:style-name="P213"/>
      <text:p text:style-name="P214">(() =&gt; {</text:p>
      <text:p text:style-name="P215"><text:s text:c="4"/>console.log(foo());</text:p>
      <text:p text:style-name="P216">});</text:p>
      <text:h text:style-name="P217" text:outline-level="2">Function Declarations</text:h>
      <text:p text:style-name="P218">// Normally declared functions should use the `function` operators</text:p>
      <text:p text:style-name="PreformattedText"><text:span text:style-name="T219">function</text:span><text:span text:style-name="T220"><text:s/>foo() {</text:span></text:p>
      <text:p text:style-name="PreformattedText"><text:span text:style-name="T221"><text:s text:c="4"/>return<text:s/></text:span><text:span text:style-name="T222">‘bar’</text:span><text:span text:style-name="T223">;</text:span></text:p>
      <text:p text:style-name="P224">}</text:p>
      <text:p text:style-name="P225"/>
      <text:p text:style-name="P226">// Anonymous functions (such as those in callback statements) use the arrow</text:p>
      <text:p text:style-name="P227">// function</text:p>
      <text:p text:style-name="P228"/>
      <text:p text:style-name="PreformattedText"><text:span text:style-name="T229">function</text:span><text:span text:style-name="T230"><text:s/>foo(bar) {</text:span></text:p>
      <text:p text:style-name="P231"><text:tab/>console.log(bar());</text:p>
      <text:p text:style-name="P232">}</text:p>
      <text:p text:style-name="P233"/>
      <text:p text:style-name="PreformattedText"><text:span text:style-name="T234">foo(() =&gt; {<text:s/></text:span><text:span text:style-name="T235">‘Hello, world!’</text:span><text:span text:style-name="T236">; });</text:span></text:p>
      <text:h text:style-name="P237" text:outline-level="1">Naming Style</text:h>
      <text:list text:style-name="LFO8" text:continue-numbering="true">
        <text:list-item>
          <text:p text:style-name="P238">Constructors, local constructors: UpperCamelCase</text:p>
        </text:list-item>
        <text:list-item>
          <text:p text:style-name="P239">Global variables: ALL_UPPER_CASE</text:p>
        </text:list-item>
        <text:list-item>
          <text:p text:style-name="P240">Everything else: lowerCamelCase</text:p>
        </text:list-item>
      </text:list>
      <text:h text:style-name="P241" text:outline-level="1">Comments</text:h>
      <text:list text:style-name="LFO9" text:continue-numbering="true">
        <text:list-item>
          <text:p text:style-name="P242"><text:span text:style-name="T243">Class/Function/File comments should use<text:s/></text:span><text:span text:style-name="T244">block-style</text:span><text:span text:style-name="T245"><text:s/>comments</text:span></text:p>
        </text:list-item>
        <text:list-item>
          <text:p text:style-name="P246"><text:span text:style-name="T247">Comments for a specific line/lines of code should use<text:s/></text:span><text:span text:style-name="T248">inline-style</text:span><text:span text:style-name="T249"><text:s/>comments, and should appear<text:s/></text:span><text:span text:style-name="T250">above</text:span><text:span text:style-name="T251"><text:s/>the line/lines of code the comment is for</text:span></text:p>
        </text:list-item>
        <text:list-item>
          <text:p text:style-name="P252">A space must be placed after the comment declaration</text:p>
        </text:list-item>
      </text:list>
      <text:p text:style-name="P253">Examples:</text:p>
      <text:p text:style-name="P254">// Correct</text:p>
      <text:p text:style-name="PreformattedText"><text:span text:style-name="T255">function</text:span><text:span text:style-name="T256"><text:s/>getOne() {</text:span></text:p>
      <text:soft-page-break/>
      <text:p text:style-name="PreformattedText"><text:span text:style-name="T257"><text:tab/></text:span><text:span text:style-name="T258">/* Retur</text:span><text:span text:style-name="T259">ns the integer 1 */</text:span></text:p>
      <text:p text:style-name="P260"><text:tab/></text:p>
      <text:p text:style-name="PreformattedText"><text:span text:style-name="T261"><text:tab/></text:span><text:span text:style-name="T262">// Return the integer 1</text:span></text:p>
      <text:p text:style-name="P263"><text:tab/>// this is a multi-line inline-style comment</text:p>
      <text:p text:style-name="PreformattedText"><text:span text:style-name="T264"><text:tab/></text:span><text:span text:style-name="T265">return</text:span><text:span text:style-name="T266"><text:s/>1;</text:span></text:p>
      <text:p text:style-name="P267">}</text:p>
      <text:p text:style-name="P268"/>
      <text:p text:style-name="P269">//Incorrect</text:p>
      <text:p text:style-name="PreformattedText"><text:span text:style-name="T270">function</text:span><text:span text:style-name="T271"><text:s/>getOne() {</text:span></text:p>
      <text:p text:style-name="PreformattedText"><text:span text:style-name="T272"><text:tab/></text:span><text:span text:style-name="T273">// Returns the integer 1</text:span></text:p>
      <text:p text:style-name="P274"><text:tab/></text:p>
      <text:p text:style-name="PreformattedText"><text:span text:style-name="T275"><text:tab/></text:span><text:span text:style-name="T276">return</text:span><text:span text:style-name="T277"><text:s/>1;<text:s/></text:span><text:span text:style-name="T278">// Returns the integer 1</text:span></text:p>
      <text:p text:style-name="P279">}</text:p>
      <text:p text:style-name="P280"/>
      <text:p text:style-name="P281"/>
      <text:p text:style-name="Textbody"><text:span text:style-name="T282">For all other style conventions:<text:s/></text:span><text:span text:style-name="T283">Follow the hints</text:span><text:span text:style-name="T284"><text:s/>given by ReSharp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paragraph-properties fo:background-color="#EEEEEE"/>
      <style:text-properties style:font-name="Courier New" style:font-name-asian="NSimSun" style:font-name-complex="Liberation Mono" fo:font-size="10pt" style:font-size-asian="10pt" style:font-size-complex="10pt" fo:background-color="#EEEEEE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 lab</dc:creator>
    <meta:creation-date>2018-01-20T19:08:00Z</meta:creation-date>
    <dc:date>2018-04-24T16:58:00Z</dc:date>
    <meta:template xlink:href="Normal.dotm" xlink:type="simple"/>
    <meta:editing-cycles>27</meta:editing-cycles>
    <meta:editing-duration>PT4680S</meta:editing-duration>
    <meta:document-statistic meta:page-count="5" meta:paragraph-count="7" meta:word-count="596" meta:character-count="3992" meta:row-count="28" meta:non-whitespace-character-count="3403"/>
  </office:meta>
</office:document-meta>
</file>